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0cm"/>
    </style:style>
    <style:style style:name="gr9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text-position="super 58%" fo:font-size="15pt" style:font-size-asian="15pt" style:font-size-complex="15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2.5cm" svg:height="1.3cm" svg:x="3.5cm" svg:y="6.5cm">
          <text:p text:style-name="P1"><text:span text:style-name="T1">CONTRATO</text:span></text:p>
          <text:p text:style-name="P1"><text:span text:style-name="T1">PENDIEN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4cm" svg:height="1.9cm" svg:x="7cm" svg:y="6.2cm">
          <text:p text:style-name="P1"><text:span text:style-name="T1">¿Aprobad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2.2cm" svg:y1="4.3cm" svg:x2="20cm" svg:y2="4.3cm">
          <text:p/>
        </draw:line>
        <draw:frame draw:style-name="gr3" draw:layer="layout" svg:width="16.4cm" svg:height="1.05cm" svg:x="2.4cm" svg:y="1.3cm">
          <draw:text-box>
            <text:p>Gestión de Contratos <text:s/>(2)</text:p>
          </draw:text-box>
        </draw:frame>
        <draw:line draw:style-name="gr2" draw:text-style-name="P1" draw:layer="layout" svg:x1="6.6cm" svg:y1="3.1cm" svg:x2="6.6cm" svg:y2="27.7cm">
          <text:p/>
        </draw:line>
        <draw:connector draw:style-name="gr4" draw:text-style-name="P1" draw:layer="layout" draw:type="line" svg:x1="6cm" svg:y1="7.15cm" svg:x2="7cm" svg:y2="7.15cm" draw:start-shape="id1" draw:start-glue-point="1" draw:end-shape="id2" svg:d="M6000 7150h1000" svg:viewBox="0 0 1001 1">
          <text:p/>
        </draw:connector>
        <draw:frame draw:style-name="gr5" draw:text-style-name="P3" draw:layer="layout" svg:width="3.6cm" svg:height="1.445cm" draw:transform="rotate (1.5700981950941) translate (1.098cm 8.413cm)">
          <draw:text-box>
            <text:p text:style-name="P1"><text:span text:style-name="T2">Auditoría Médica</text:span></text:p>
          </draw:text-box>
        </draw:frame>
        <draw:frame draw:style-name="gr5" draw:text-style-name="P4" draw:layer="layout" svg:width="4.901cm" svg:height="0.848cm" draw:transform="rotate (1.5700981950941) translate (1.1cm 22.701cm)">
          <draw:text-box>
            <text:p text:style-name="P1"><text:span text:style-name="T3">Alta</text:span></text:p>
          </draw:text-box>
        </draw:frame>
        <draw:frame draw:style-name="gr5" draw:text-style-name="P4" draw:layer="layout" svg:width="4.102cm" svg:height="0.848cm" draw:transform="rotate (1.5700981950941) translate (1.301cm 26.402cm)">
          <draw:text-box>
            <text:p text:style-name="P1"><text:span text:style-name="T3">Consolidación</text:span></text:p>
          </draw:text-box>
        </draw:frame>
        <draw:frame draw:style-name="gr5" draw:text-style-name="P3" draw:layer="layout" svg:width="3.6cm" svg:height="1.445cm" draw:transform="rotate (0.00820304748437335) translate (16.288cm 2.755cm)">
          <draw:text-box>
            <text:p text:style-name="P1"><text:span text:style-name="T2">Asistente Comercial</text:span></text:p>
          </draw:text-box>
        </draw:frame>
        <draw:frame draw:style-name="gr5" draw:text-style-name="P3" draw:layer="layout" svg:width="3.6cm" svg:height="0.848cm" draw:transform="rotate (0.00820304748437335) translate (7.747cm 3.265cm)">
          <draw:text-box>
            <text:p text:style-name="P1"><text:span text:style-name="T2">Cobranzas</text:span></text:p>
          </draw:text-box>
        </draw:frame>
        <draw:line draw:style-name="gr2" draw:text-style-name="P1" draw:layer="layout" svg:x1="12.5cm" svg:y1="3.1cm" svg:x2="12.5cm" svg:y2="27.7cm">
          <text:p/>
        </draw:line>
        <draw:line draw:style-name="gr2" draw:text-style-name="P1" draw:layer="layout" svg:x1="16.2cm" svg:y1="3.1cm" svg:x2="16.2cm" svg:y2="27.7cm">
          <text:p/>
        </draw:line>
        <draw:frame draw:style-name="gr5" draw:text-style-name="P3" draw:layer="layout" svg:width="3.6cm" svg:height="0.848cm" draw:transform="rotate (0.00820304748437335) translate (12.721cm 2.806cm)">
          <draw:text-box>
            <text:p text:style-name="P1"><text:span text:style-name="T2">Facturación</text:span></text:p>
          </draw:text-box>
        </draw:frame>
        <draw:line draw:style-name="gr2" draw:text-style-name="P1" draw:layer="layout" svg:x1="2.6cm" svg:y1="3.1cm" svg:x2="2.6cm" svg:y2="27.7cm">
          <text:p/>
        </draw:line>
        <draw:custom-shape draw:style-name="gr1" draw:text-style-name="P5" xml:id="id3" draw:id="id3" draw:layer="layout" svg:width="0.7cm" svg:height="0.7cm" svg:x="4.4cm" svg:y="4.6cm">
          <text:p text:style-name="P1"><text:span text:style-name="T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4.75cm" svg:y1="5.3cm" svg:x2="4.75cm" svg:y2="6.5cm" draw:start-shape="id3" draw:start-glue-point="8" draw:end-shape="id1" draw:end-glue-point="0" svg:d="M4750 5300v1200" svg:viewBox="0 0 1 1201">
          <text:p/>
        </draw:connector>
        <draw:frame draw:style-name="gr5" draw:text-style-name="P3" draw:layer="layout" svg:width="4.014cm" svg:height="1.464cm" draw:transform="rotate (1.5700981950941) translate (1.098cm 13.113cm)">
          <draw:text-box>
            <text:p text:style-name="P1"><text:span text:style-name="T3">Recaudación 1</text:span><text:span text:style-name="T5">er</text:span><text:span text:style-name="T3"> cuota</text:span></text:p>
          </draw:text-box>
        </draw:frame>
        <draw:frame draw:style-name="gr5" draw:text-style-name="P3" draw:layer="layout" svg:width="3.6cm" svg:height="1.445cm" draw:transform="rotate (0.00820304748437335) translate (2.82cm 2.806cm)">
          <draw:text-box>
            <text:p text:style-name="P1"><text:span text:style-name="T2">Médico Auditor</text:span></text:p>
          </draw:text-box>
        </draw:frame>
        <draw:connector draw:style-name="gr6" draw:text-style-name="P2" draw:layer="layout" draw:type="line" svg:x1="8.2cm" svg:y1="8.1cm" svg:x2="8.2cm" svg:y2="9cm" draw:start-shape="id2" draw:start-glue-point="6" draw:end-shape="id4" draw:end-glue-point="0" svg:d="M8200 8100v900" svg:viewBox="0 0 1 901">
          <text:p text:style-name="P1"><text:span text:style-name="T1"/></text:p>
          <text:p text:style-name="P1"><text:span text:style-name="T1"/></text:p>
        </draw:connector>
        <draw:connector draw:style-name="gr4" draw:text-style-name="P2" draw:layer="layout" svg:x1="8.2cm" svg:y1="6.2cm" svg:x2="5.1cm" svg:y2="4.95cm" draw:start-shape="id2" draw:start-glue-point="4" draw:end-shape="id3" draw:end-glue-point="10" svg:d="M8200 6200v-1250h-3100" svg:viewBox="0 0 3101 1251">
          <text:p/>
        </draw:connector>
        <draw:frame draw:style-name="gr7" draw:text-style-name="P6" draw:layer="layout" svg:width="0.832cm" svg:height="0.649cm" svg:x="7.501cm" svg:y="8.001cm">
          <draw:text-box>
            <text:p><text:span text:style-name="T1">SI</text:span></text:p>
          </draw:text-box>
        </draw:frame>
        <draw:frame draw:style-name="gr8" draw:text-style-name="P6" draw:layer="layout" svg:width="1.031cm" svg:height="0.65cm" svg:x="7.301cm" svg:y="5.6cm">
          <draw:text-box>
            <text:p><text:span text:style-name="T1">NO</text:span></text:p>
          </draw:text-box>
        </draw:frame>
        <draw:custom-shape draw:style-name="gr1" draw:text-style-name="P1" xml:id="id4" draw:id="id4" draw:layer="layout" svg:width="2.6cm" svg:height="1.3cm" svg:x="6.9cm" svg:y="9cm">
          <text:p text:style-name="P1"><text:span text:style-name="T1">CONTRATO</text:span></text:p>
          <text:p text:style-name="P1"><text:span text:style-name="T1">PENDIEN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4cm" svg:height="1.303cm" svg:x="7.003cm" svg:y="10.9cm">
          <text:p text:style-name="P1"><text:span text:style-name="T1">¿cobrad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8.2cm" svg:y1="10.3cm" svg:x2="8.203cm" svg:y2="10.9cm" draw:start-shape="id4" draw:start-glue-point="2" draw:end-shape="id5" draw:end-glue-point="4" svg:d="M8200 10300l3 600" svg:viewBox="0 0 4 601">
          <text:p/>
        </draw:connector>
        <draw:connector draw:style-name="gr4" draw:text-style-name="P1" draw:layer="layout" svg:x1="9.403cm" svg:y1="11.552cm" svg:x2="10.2cm" svg:y2="11.55cm" draw:start-shape="id5" draw:start-glue-point="7" draw:end-shape="id6" draw:end-glue-point="5" svg:d="M9403 11552h399v-2h398" svg:viewBox="0 0 798 3">
          <text:p/>
        </draw:connector>
        <draw:custom-shape draw:style-name="gr1" draw:text-style-name="P1" xml:id="id7" draw:id="id7" draw:layer="layout" svg:width="2.6cm" svg:height="1.3cm" svg:x="12.7cm" svg:y="13.9cm">
          <text:p text:style-name="P1"><text:span text:style-name="T1">CONTRATO</text:span></text:p>
          <text:p text:style-name="P1"><text:span text:style-name="T1">PENDIEN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4cm" svg:height="1.303cm" svg:x="12.804cm" svg:y="15.8cm">
          <text:p text:style-name="P1"><text:span text:style-name="T1">¿facturad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4cm" svg:y1="15.2cm" svg:x2="14.004cm" svg:y2="15.8cm" draw:start-shape="id7" draw:start-glue-point="2" draw:end-shape="id8" draw:end-glue-point="4" svg:d="M14000 15200l4 600" svg:viewBox="0 0 5 601">
          <text:p/>
        </draw:connector>
        <draw:connector draw:style-name="gr4" draw:text-style-name="P1" draw:layer="layout" draw:line-skew="0.199cm" svg:x1="15.204cm" svg:y1="16.452cm" svg:x2="15.3cm" svg:y2="14.55cm" draw:start-shape="id8" draw:start-glue-point="7" draw:end-shape="id7" draw:end-glue-point="1" svg:d="M15204 16452h796v-1902h-700" svg:viewBox="0 0 797 1903">
          <text:p/>
        </draw:connector>
        <draw:frame draw:style-name="gr7" draw:text-style-name="P6" draw:layer="layout" svg:width="1.031cm" svg:height="0.649cm" svg:x="15.103cm" svg:y="16.405cm">
          <draw:text-box>
            <text:p><text:span text:style-name="T1">NO</text:span></text:p>
          </draw:text-box>
        </draw:frame>
        <draw:custom-shape draw:style-name="gr1" draw:text-style-name="P2" xml:id="id6" draw:id="id6" draw:layer="layout" svg:width="2.2cm" svg:height="1.7cm" svg:x="10.2cm" svg:y="10.7cm">
          <text:p text:style-name="P1"><text:span text:style-name="T1">¿cuenta </text:span></text:p>
          <text:p text:style-name="P1"><text:span text:style-name="T1">correct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2.2cm" svg:y1="8.7cm" svg:x2="20cm" svg:y2="8.7cm">
          <text:p/>
        </draw:line>
        <draw:line draw:style-name="gr2" draw:text-style-name="P1" draw:layer="layout" svg:x1="2.2cm" svg:y1="13.6cm" svg:x2="20cm" svg:y2="13.6cm">
          <text:p/>
        </draw:line>
        <draw:line draw:style-name="gr2" draw:text-style-name="P1" draw:layer="layout" svg:x1="2.2cm" svg:y1="17.9cm" svg:x2="20cm" svg:y2="17.9cm">
          <text:p/>
        </draw:line>
        <draw:line draw:style-name="gr2" draw:text-style-name="P1" draw:layer="layout" svg:x1="2.2cm" svg:y1="22.3cm" svg:x2="20cm" svg:y2="22.3cm">
          <text:p/>
        </draw:line>
        <draw:line draw:style-name="gr2" draw:text-style-name="P1" draw:layer="layout" svg:x1="2.2cm" svg:y1="26.5cm" svg:x2="20cm" svg:y2="26.5cm">
          <text:p/>
        </draw:line>
        <draw:frame draw:style-name="gr5" draw:text-style-name="P3" draw:layer="layout" svg:width="3.614cm" svg:height="1.464cm" draw:transform="rotate (1.5700981950941) translate (1.099cm 17.614cm)">
          <draw:text-box>
            <text:p text:style-name="P1"><text:span text:style-name="T3">Facturación 1</text:span><text:span text:style-name="T5">er</text:span><text:span text:style-name="T3"> cuota</text:span></text:p>
          </draw:text-box>
        </draw:frame>
        <draw:frame draw:style-name="gr5" draw:text-style-name="P3" draw:layer="layout" svg:width="3.148cm" svg:height="0.848cm" draw:transform="rotate (0.00820304748437335) translate (12.848cm 3.365cm)">
          <draw:text-box>
            <text:p text:style-name="P1"><text:span text:style-name="T2">Cobranzas</text:span></text:p>
          </draw:text-box>
        </draw:frame>
        <draw:custom-shape draw:style-name="gr1" draw:text-style-name="P7" xml:id="id9" draw:id="id9" draw:layer="layout" svg:width="0.6cm" svg:height="0.5cm" svg:x="11cm" svg:y="13.1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1.3cm" svg:y1="12.4cm" svg:x2="11.3cm" svg:y2="13.1cm" draw:start-shape="id6" draw:start-glue-point="6" draw:end-shape="id9" draw:end-glue-point="4" svg:d="M11300 12400v700" svg:viewBox="0 0 1 701">
          <text:p/>
        </draw:connector>
        <draw:frame draw:style-name="gr7" draw:text-style-name="P6" draw:layer="layout" svg:width="0.832cm" svg:height="0.649cm" svg:x="7.501cm" svg:y="12.202cm">
          <draw:text-box>
            <text:p><text:span text:style-name="T1">SI</text:span></text:p>
          </draw:text-box>
        </draw:frame>
        <draw:frame draw:style-name="gr8" draw:text-style-name="P6" draw:layer="layout" svg:width="1.031cm" svg:height="0.65cm" svg:x="9.102cm" svg:y="10.9cm">
          <draw:text-box>
            <text:p><text:span text:style-name="T1">NO</text:span></text:p>
          </draw:text-box>
        </draw:frame>
        <draw:frame draw:style-name="gr7" draw:text-style-name="P6" draw:layer="layout" svg:width="0.832cm" svg:height="0.649cm" svg:x="10.601cm" svg:y="9.903cm">
          <draw:text-box>
            <text:p><text:span text:style-name="T1">SI</text:span></text:p>
          </draw:text-box>
        </draw:frame>
        <draw:frame draw:style-name="gr8" draw:text-style-name="P6" draw:layer="layout" svg:width="1.031cm" svg:height="0.65cm" svg:x="11.303cm" svg:y="12.2cm">
          <draw:text-box>
            <text:p><text:span text:style-name="T1">NO</text:span></text:p>
          </draw:text-box>
        </draw:frame>
        <draw:connector draw:style-name="gr4" draw:text-style-name="P1" draw:layer="layout" svg:x1="11.3cm" svg:y1="10.7cm" svg:x2="9.5cm" svg:y2="9.65cm" draw:start-shape="id6" draw:start-glue-point="4" draw:end-shape="id4" draw:end-glue-point="1" svg:d="M11300 10700v-1050h-1800" svg:viewBox="0 0 1801 1051">
          <text:p/>
        </draw:connector>
        <draw:custom-shape draw:style-name="gr9" draw:text-style-name="P1" xml:id="id12" draw:id="id12" draw:layer="layout" svg:width="2.6cm" svg:height="1.3cm" svg:x="14.6cm" svg:y="19.2cm">
          <text:p text:style-name="P1"><text:span text:style-name="T1">CONTRATO</text:span></text:p>
          <text:p text:style-name="P1"><text:span text:style-name="T1">EFECTIVO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8.203cm" svg:y1="12.203cm" svg:x2="12.7cm" svg:y2="14.55cm" draw:start-shape="id5" draw:start-glue-point="6" draw:end-shape="id7" draw:end-glue-point="3" svg:d="M8203 12203v2347h4497" svg:viewBox="0 0 4498 2348">
          <text:p/>
        </draw:connector>
        <draw:frame draw:style-name="gr7" draw:text-style-name="P6" draw:layer="layout" svg:width="0.832cm" svg:height="0.649cm" svg:x="13.301cm" svg:y="17.103cm">
          <draw:text-box>
            <text:p><text:span text:style-name="T1">SI</text:span></text:p>
          </draw:text-box>
        </draw:frame>
        <draw:connector draw:style-name="gr4" draw:text-style-name="P1" draw:layer="layout" svg:x1="14.004cm" svg:y1="17.103cm" svg:x2="16.8cm" svg:y2="23.65cm" draw:start-shape="id8" draw:start-glue-point="6" draw:end-shape="id10" draw:end-glue-point="3" svg:d="M14004 17103v6547h2796" svg:viewBox="0 0 2797 6548">
          <text:p/>
        </draw:connector>
        <draw:custom-shape draw:style-name="gr1" draw:text-style-name="P1" xml:id="id10" draw:id="id10" draw:layer="layout" svg:width="2.6cm" svg:height="1.3cm" svg:x="16.8cm" svg:y="23cm">
          <text:p text:style-name="P1"><text:span text:style-name="T1">CONTRATO</text:span></text:p>
          <text:p text:style-name="P1"><text:span text:style-name="T1">PENDIENTE</text:span></text:p>
          <draw:enhanced-geometry svg:viewBox="0 0 21600 21600" draw:type="rectangle" draw:enhanced-path="M 0 0 L 21600 0 21600 21600 0 21600 0 0 Z N"/>
        </draw:custom-shape>
        <draw:custom-shape draw:style-name="gr1" draw:text-style-name="P7" xml:id="id11" draw:id="id11" draw:layer="layout" svg:width="0.6cm" svg:height="0.5cm" svg:x="17.801cm" svg:y="25.501cm">
          <text:p text:style-name="P1"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8.1cm" svg:y1="24.3cm" svg:x2="18.101cm" svg:y2="25.501cm" draw:start-shape="id10" draw:start-glue-point="2" draw:end-shape="id11" draw:end-glue-point="4" svg:d="M18100 24300l1 1201" svg:viewBox="0 0 2 1202">
          <text:p/>
        </draw:connector>
        <draw:custom-shape draw:style-name="gr9" draw:text-style-name="P1" draw:layer="layout" svg:width="2.2cm" svg:height="1.3cm" svg:x="8.5cm" svg:y="13cm">
          <text:p text:style-name="P1"><text:span text:style-name="T1">CONTRATO</text:span></text:p>
          <text:p text:style-name="P1"><text:span text:style-name="T1">EFECTIVO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draw:line-skew="0cm -0.099cm" svg:x1="14.004cm" svg:y1="17.103cm" svg:x2="14.6cm" svg:y2="19.85cm" draw:start-shape="id8" draw:start-glue-point="6" draw:end-shape="id12" draw:end-glue-point="3" svg:d="M14004 17103v501l-4 2246h600" svg:viewBox="0 0 601 274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C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ímbolos_20_de_20_numeración" style:display-name="Símbolos de numeración" style:family="graphic">
      <style:paragraph-properties style:text-autospace="none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Pi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9T11:40:40.367551935</meta:creation-date>
    <dc:date>2015-07-07T13:05:27.326033918</dc:date>
    <meta:editing-duration>PT2H13M23S</meta:editing-duration>
    <meta:editing-cycles>16</meta:editing-cycles>
    <meta:generator>LibreOffice/4.2.8.2$Linux_X86_64 LibreOffice_project/420m0$Build-2</meta:generator>
    <meta:document-statistic meta:object-count="56"/>
  </office:meta>
</office:document-meta>
</file>